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-- Archivo: content.html --&gt;</text:p>
      <text:p text:style-name="Standard">&lt;!DOCTYPE html&gt;</text:p>
      <text:p text:style-name="Standard">&lt;html lang="es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Detalles de Minerales&lt;/title&gt;</text:p>
      <text:p text:style-name="Standard"><text:s text:c="4"/>&lt;link rel="stylesheet" href="estilo_2.css"&gt;</text:p>
      <text:p text:style-name="Standard">&lt;/head&gt;</text:p>
      <text:p text:style-name="Standard">&lt;body&gt;</text:p>
      <text:p text:style-name="Standard"><text:s text:c="4"/>&lt;frameset rows="50%,50%" cols="50%,50%"&gt;</text:p>
      <text:p text:style-name="Standard"><text:s text:c="8"/>&lt;frame src="icono.html" name="icono"&gt;</text:p>
      <text:p text:style-name="Standard"><text:s text:c="8"/>&lt;frame src="navegacion.html" name="navegacion"&gt;</text:p>
      <text:p text:style-name="Standard"><text:s text:c="8"/>&lt;frame src="contenido.html" name="contenido"&gt;</text:p>
      <text:p text:style-name="Standard"><text:s text:c="8"/>&lt;frame src="inicio.html" name="inicio"&gt;</text:p>
      <text:p text:style-name="Standard"><text:s text:c="4"/>&lt;/frameset&gt;</text:p>
      <text:p text:style-name="Standard">&lt;/body&gt;</text:p>
      <text:p text:style-name="Standard">&lt;/html&gt;</text:p>
      <text:p text:style-name="Standard">&lt;table&gt;</text:p>
      <text:p text:style-name="Standard"><text:s text:c="4"/>&lt;thead&gt;</text:p>
      <text:p text:style-name="Standard"><text:s text:c="8"/>&lt;tr&gt;</text:p>
      <text:p text:style-name="Standard"><text:s text:c="12"/>&lt;th&gt;Mineral&lt;/th&gt;</text:p>
      <text:p text:style-name="Standard"><text:s text:c="12"/>&lt;th&gt;Propiedades&lt;/th&gt;</text:p>
      <text:p text:style-name="Standard"><text:s text:c="12"/>&lt;th&gt;Usos&lt;/th&gt;</text:p>
      <text:p text:style-name="Standard"><text:s text:c="8"/>&lt;/tr&gt;</text:p>
      <text:p text:style-name="Standard"><text:s text:c="4"/>&lt;/thead&gt;</text:p>
      <text:p text:style-name="Standard"><text:s text:c="4"/>&lt;tbody&gt;</text:p>
      <text:p text:style-name="Standard"><text:s text:c="8"/>&lt;tr&gt;</text:p>
      <text:p text:style-name="Standard"><text:s text:c="12"/>&lt;td&gt;Lapislázuli&lt;/td&gt;</text:p>
      <text:p text:style-name="Standard"><text:s text:c="12"/>&lt;td&gt;Promueve la claridad mental&lt;/td&gt;</text:p>
      <text:p text:style-name="Standard"><text:s text:c="12"/>&lt;td&gt;Joyería, decoración&lt;/td&gt;</text:p>
      <text:p text:style-name="Standard"><text:s text:c="8"/>&lt;/tr&gt;</text:p>
      <text:p text:style-name="Standard"><text:s text:c="8"/>&lt;tr&gt;</text:p>
      <text:p text:style-name="Standard"><text:s text:c="12"/>&lt;td&gt;Ojo de Tigre&lt;/td&gt;</text:p>
      <text:p text:style-name="Standard"><text:s text:c="12"/>&lt;td&gt;Proporciona equilibrio emocional&lt;/td&gt;</text:p>
      <text:p text:style-name="Standard"><text:s text:c="12"/>&lt;td&gt;Amuletos, joyería&lt;/td&gt;</text:p>
      <text:p text:style-name="Standard"><text:s text:c="8"/>&lt;/tr&gt;</text:p>
      <text:p text:style-name="Standard"><text:s text:c="8"/>&lt;tr&gt;</text:p>
      <text:p text:style-name="Standard"><text:s text:c="12"/>&lt;td&gt;Amatista&lt;/td&gt;</text:p>
      <text:p text:style-name="Standard"><text:s text:c="12"/>&lt;td&gt;Favorece la relajación&lt;/td&gt;</text:p>
      <text:p text:style-name="Standard"><text:s text:c="12"/>&lt;td&gt;Decoración, terapias alternativas&lt;/td&gt;</text:p>
      <text:p text:style-name="Standard"><text:s text:c="8"/>&lt;/tr&gt;</text:p>
      <text:p text:style-name="Standard"><text:s text:c="8"/>&lt;tr&gt;</text:p>
      <text:p text:style-name="Standard"><text:s text:c="12"/>&lt;td&gt;Cuarzo Rosa&lt;/td&gt;</text:p>
      <text:p text:style-name="Standard"><text:s text:c="12"/>&lt;td&gt;Estimula el amor y la paz&lt;/td&gt;</text:p>
      <text:p text:style-name="Standard"><text:s text:c="12"/>&lt;td&gt;Bisutería, meditación&lt;/td&gt;</text:p>
      <text:p text:style-name="Standard"><text:s text:c="8"/>&lt;/tr&gt;</text:p>
      <text:p text:style-name="Standard"><text:s text:c="4"/>&lt;/tbody&gt;</text:p>
      <text:p text:style-name="Standard">&lt;/table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1T14:02:51.437000000</meta:creation-date>
    <meta:generator>LibreOffice/24.2.3.2$Windows_X86_64 LibreOffice_project/433d9c2ded56988e8a90e6b2e771ee4e6a5ab2ba</meta:generator>
    <dc:date>2024-12-11T14:08:48.337000000</dc:date>
    <meta:editing-duration>PT5M57S</meta:editing-duration>
    <meta:editing-cycles>1</meta:editing-cycles>
    <meta:document-statistic meta:table-count="0" meta:image-count="0" meta:object-count="0" meta:page-count="1" meta:paragraph-count="49" meta:word-count="93" meta:character-count="1301" meta:non-whitespace-character-count="926"/>
  </office:meta>
</office:document-meta>
</file>